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3" table:default-cell-style-name="Default"/>
        <table:table-row table:style-name="ro1">
          <table:table-cell office:value-type="float" office:value="235.1872" calcext:value-type="float">
            <text:p>235,1872</text:p>
          </table:table-cell>
          <table:table-cell office:value-type="float" office:value="111234" calcext:value-type="float">
            <text:p>111234</text:p>
          </table:table-cell>
          <table:table-cell office:value-type="float" office:value="103.1746" calcext:value-type="float">
            <text:p>103,1746</text:p>
          </table:table-cell>
          <table:table-cell office:value-type="float" office:value="106.5129" calcext:value-type="float">
            <text:p>106,5129</text:p>
          </table:table-cell>
          <table:table-cell office:value-type="float" office:value="336.4298" calcext:value-type="float">
            <text:p>336,4298</text:p>
          </table:table-cell>
          <table:table-cell table:number-columns-repeated="8"/>
        </table:table-row>
        <table:table-row table:style-name="ro1">
          <table:table-cell office:value-type="float" office:value="51.66237" calcext:value-type="float">
            <text:p>51,66237</text:p>
          </table:table-cell>
          <table:table-cell office:value-type="float" office:value="41.04875" calcext:value-type="float">
            <text:p>41,04875</text:p>
          </table:table-cell>
          <table:table-cell office:value-type="float" office:value="22.67157" calcext:value-type="float">
            <text:p>22,67157</text:p>
          </table:table-cell>
          <table:table-cell office:value-type="float" office:value="246.4249" calcext:value-type="float">
            <text:p>246,4249</text:p>
          </table:table-cell>
          <table:table-cell office:value-type="float" office:value="149.5861" calcext:value-type="float">
            <text:p>149,5861</text:p>
          </table:table-cell>
          <table:table-cell table:number-columns-repeated="8"/>
        </table:table-row>
        <table:table-row table:style-name="ro1">
          <table:table-cell office:value-type="float" office:value="337.0045" calcext:value-type="float">
            <text:p>337,0045</text:p>
          </table:table-cell>
          <table:table-cell office:value-type="float" office:value="341.4586" calcext:value-type="float">
            <text:p>341,4586</text:p>
          </table:table-cell>
          <table:table-cell office:value-type="float" office:value="114.0614" calcext:value-type="float">
            <text:p>114,0614</text:p>
          </table:table-cell>
          <table:table-cell office:value-type="float" office:value="206.1892" calcext:value-type="float">
            <text:p>206,1892</text:p>
          </table:table-cell>
          <table:table-cell office:value-type="float" office:value="264371" calcext:value-type="float">
            <text:p>264371</text:p>
          </table:table-cell>
          <table:table-cell table:number-columns-repeated="8"/>
        </table:table-row>
        <table:table-row table:style-name="ro1">
          <table:table-cell office:value-type="float" office:value="218.5154" calcext:value-type="float">
            <text:p>218,5154</text:p>
          </table:table-cell>
          <table:table-cell office:value-type="float" office:value="99.58037" calcext:value-type="float">
            <text:p>99,58037</text:p>
          </table:table-cell>
          <table:table-cell office:value-type="float" office:value="211.5183" calcext:value-type="float">
            <text:p>211,5183</text:p>
          </table:table-cell>
          <table:table-cell office:value-type="float" office:value="207.8702" calcext:value-type="float">
            <text:p>207,8702</text:p>
          </table:table-cell>
          <table:table-cell office:value-type="float" office:value="234.3374" calcext:value-type="float">
            <text:p>234,3374</text:p>
          </table:table-cell>
          <table:table-cell table:number-columns-repeated="8"/>
        </table:table-row>
        <table:table-row table:style-name="ro1">
          <table:table-cell office:value-type="float" office:value="65.37584" calcext:value-type="float">
            <text:p>65,37584</text:p>
          </table:table-cell>
          <table:table-cell office:value-type="float" office:value="126.2537" calcext:value-type="float">
            <text:p>126,2537</text:p>
          </table:table-cell>
          <table:table-cell office:value-type="float" office:value="105.9481" calcext:value-type="float">
            <text:p>105,9481</text:p>
          </table:table-cell>
          <table:table-cell office:value-type="float" office:value="136.4047" calcext:value-type="float">
            <text:p>136,4047</text:p>
          </table:table-cell>
          <table:table-cell office:value-type="float" office:value="29.01724" calcext:value-type="float">
            <text:p>29,01724</text:p>
          </table:table-cell>
          <table:table-cell table:number-columns-repeated="8"/>
        </table:table-row>
        <table:table-row table:style-name="ro1">
          <table:table-cell office:value-type="float" office:value="439.6021" calcext:value-type="float">
            <text:p>439,6021</text:p>
          </table:table-cell>
          <table:table-cell office:value-type="float" office:value="146.84" calcext:value-type="float">
            <text:p>146,84</text:p>
          </table:table-cell>
          <table:table-cell office:value-type="float" office:value="89.44272" calcext:value-type="float">
            <text:p>89,44272</text:p>
          </table:table-cell>
          <table:table-cell office:value-type="float" office:value="118.5116" calcext:value-type="float">
            <text:p>118,5116</text:p>
          </table:table-cell>
          <table:table-cell office:value-type="float" office:value="347.8538" calcext:value-type="float">
            <text:p>347,8538</text:p>
          </table:table-cell>
          <table:table-cell table:number-columns-repeated="8"/>
        </table:table-row>
        <table:table-row table:style-name="ro1">
          <table:table-cell office:value-type="float" office:value="440.0409" calcext:value-type="float">
            <text:p>440,0409</text:p>
          </table:table-cell>
          <table:table-cell office:value-type="float" office:value="142.5061" calcext:value-type="float">
            <text:p>142,5061</text:p>
          </table:table-cell>
          <table:table-cell office:value-type="float" office:value="81.7435" calcext:value-type="float">
            <text:p>81,7435</text:p>
          </table:table-cell>
          <table:table-cell office:value-type="float" office:value="125.5428" calcext:value-type="float">
            <text:p>125,5428</text:p>
          </table:table-cell>
          <table:table-cell office:value-type="float" office:value="343.8913" calcext:value-type="float">
            <text:p>343,8913</text:p>
          </table:table-cell>
          <table:table-cell table:number-columns-repeated="8"/>
        </table:table-row>
        <table:table-row table:style-name="ro1">
          <table:table-cell office:value-type="float" office:value="298.5431" calcext:value-type="float">
            <text:p>298,5431</text:p>
          </table:table-cell>
          <table:table-cell office:value-type="float" office:value="359.4023" calcext:value-type="float">
            <text:p>359,4023</text:p>
          </table:table-cell>
          <table:table-cell office:value-type="float" office:value="322.7956" calcext:value-type="float">
            <text:p>322,7956</text:p>
          </table:table-cell>
          <table:table-cell office:value-type="float" office:value="111.1362" calcext:value-type="float">
            <text:p>111,1362</text:p>
          </table:table-cell>
          <table:table-cell office:value-type="float" office:value="61.0082" calcext:value-type="float">
            <text:p>61,0082</text:p>
          </table:table-cell>
          <table:table-cell table:number-columns-repeated="8"/>
        </table:table-row>
        <table:table-row table:style-name="ro1">
          <table:table-cell office:value-type="float" office:value="56.85948" calcext:value-type="float">
            <text:p>56,85948</text:p>
          </table:table-cell>
          <table:table-cell office:value-type="float" office:value="201.6364" calcext:value-type="float">
            <text:p>201,6364</text:p>
          </table:table-cell>
          <table:table-cell office:value-type="float" office:value="63.60031" calcext:value-type="float">
            <text:p>63,60031</text:p>
          </table:table-cell>
          <table:table-cell office:value-type="float" office:value="262.1493" calcext:value-type="float">
            <text:p>262,1493</text:p>
          </table:table-cell>
          <table:table-cell office:value-type="float" office:value="237.5379" calcext:value-type="float">
            <text:p>237,5379</text:p>
          </table:table-cell>
          <table:table-cell table:number-columns-repeated="8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Nombr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bastián</text:p>
          </table:table-cell>
          <table:table-cell office:value-type="float" office:value="235.1872" calcext:value-type="float">
            <text:p>235,1872</text:p>
          </table:table-cell>
          <table:table-cell office:value-type="float" office:value="111234" calcext:value-type="float">
            <text:p>111234</text:p>
          </table:table-cell>
          <table:table-cell office:value-type="float" office:value="103.1746" calcext:value-type="float">
            <text:p>103,1746</text:p>
          </table:table-cell>
          <table:table-cell office:value-type="float" office:value="106.5129" calcext:value-type="float">
            <text:p>106,5129</text:p>
          </table:table-cell>
          <table:table-cell office:value-type="float" office:value="336.4298" calcext:value-type="float">
            <text:p>336,4298</text:p>
          </table:table-cell>
          <table:table-cell table:number-columns-repeated="2"/>
          <table:table-cell office:value-type="float" office:value="288.0443" calcext:value-type="float">
            <text:p>288,0443</text:p>
          </table:table-cell>
          <table:table-cell office:value-type="float" office:value="136.2333" calcext:value-type="float">
            <text:p>136,2333</text:p>
          </table:table-cell>
          <table:table-cell office:value-type="float" office:value="126.3626" calcext:value-type="float">
            <text:p>126,3626</text:p>
          </table:table-cell>
          <table:table-cell office:value-type="float" office:value="130.4511" calcext:value-type="float">
            <text:p>130,4511</text:p>
          </table:table-cell>
          <table:table-cell office:value-type="float" office:value="412.0407" calcext:value-type="float">
            <text:p>412,0407</text:p>
          </table:table-cell>
        </table:table-row>
        <table:table-row table:style-name="ro1">
          <table:table-cell office:value-type="string" calcext:value-type="string">
            <text:p>Esteban</text:p>
          </table:table-cell>
          <table:table-cell office:value-type="float" office:value="51.66237" calcext:value-type="float">
            <text:p>51,66237</text:p>
          </table:table-cell>
          <table:table-cell office:value-type="float" office:value="41.04875" calcext:value-type="float">
            <text:p>41,04875</text:p>
          </table:table-cell>
          <table:table-cell office:value-type="float" office:value="22.67157" calcext:value-type="float">
            <text:p>22,67157</text:p>
          </table:table-cell>
          <table:table-cell office:value-type="float" office:value="246.4249" calcext:value-type="float">
            <text:p>246,4249</text:p>
          </table:table-cell>
          <table:table-cell office:value-type="float" office:value="149.5861" calcext:value-type="float">
            <text:p>149,5861</text:p>
          </table:table-cell>
          <table:table-cell table:number-columns-repeated="2"/>
          <table:table-cell office:value-type="float" office:value="63.27322" calcext:value-type="float">
            <text:p>63,27322</text:p>
          </table:table-cell>
          <table:table-cell office:value-type="float" office:value="50.27425" calcext:value-type="float">
            <text:p>50,27425</text:p>
          </table:table-cell>
          <table:table-cell office:value-type="float" office:value="27.76689" calcext:value-type="float">
            <text:p>27,76689</text:p>
          </table:table-cell>
          <table:table-cell office:value-type="float" office:value="301.8077" calcext:value-type="float">
            <text:p>301,8077</text:p>
          </table:table-cell>
          <table:table-cell office:value-type="float" office:value="183.2048" calcext:value-type="float">
            <text:p>183,2048</text:p>
          </table:table-cell>
        </table:table-row>
        <table:table-row table:style-name="ro1">
          <table:table-cell office:value-type="string" calcext:value-type="string">
            <text:p>John Erick</text:p>
          </table:table-cell>
          <table:table-cell office:value-type="float" office:value="337.0045" calcext:value-type="float">
            <text:p>337,0045</text:p>
          </table:table-cell>
          <table:table-cell office:value-type="float" office:value="341.4586" calcext:value-type="float">
            <text:p>341,4586</text:p>
          </table:table-cell>
          <table:table-cell office:value-type="float" office:value="114.0614" calcext:value-type="float">
            <text:p>114,0614</text:p>
          </table:table-cell>
          <table:table-cell office:value-type="float" office:value="206.1892" calcext:value-type="float">
            <text:p>206,1892</text:p>
          </table:table-cell>
          <table:table-cell office:value-type="float" office:value="264371" calcext:value-type="float">
            <text:p>264371</text:p>
          </table:table-cell>
          <table:table-cell table:number-columns-repeated="2"/>
          <table:table-cell office:value-type="float" office:value="412.7445" calcext:value-type="float">
            <text:p>412,7445</text:p>
          </table:table-cell>
          <table:table-cell office:value-type="float" office:value="418.1997" calcext:value-type="float">
            <text:p>418,1997</text:p>
          </table:table-cell>
          <table:table-cell office:value-type="float" office:value="139.6961" calcext:value-type="float">
            <text:p>139,6961</text:p>
          </table:table-cell>
          <table:table-cell office:value-type="float" office:value="252.5292" calcext:value-type="float">
            <text:p>252,5292</text:p>
          </table:table-cell>
          <table:table-cell office:value-type="float" office:value="323787" calcext:value-type="float">
            <text:p>323787</text:p>
          </table:table-cell>
        </table:table-row>
        <table:table-row table:style-name="ro1">
          <table:table-cell office:value-type="string" calcext:value-type="string">
            <text:p>July Andrea</text:p>
          </table:table-cell>
          <table:table-cell office:value-type="float" office:value="218.5154" calcext:value-type="float">
            <text:p>218,5154</text:p>
          </table:table-cell>
          <table:table-cell office:value-type="float" office:value="99.58037" calcext:value-type="float">
            <text:p>99,58037</text:p>
          </table:table-cell>
          <table:table-cell office:value-type="float" office:value="211.5183" calcext:value-type="float">
            <text:p>211,5183</text:p>
          </table:table-cell>
          <table:table-cell office:value-type="float" office:value="207.8702" calcext:value-type="float">
            <text:p>207,8702</text:p>
          </table:table-cell>
          <table:table-cell office:value-type="float" office:value="234.3374" calcext:value-type="float">
            <text:p>234,3374</text:p>
          </table:table-cell>
          <table:table-cell table:number-columns-repeated="2"/>
          <table:table-cell office:value-type="float" office:value="267.6257" calcext:value-type="float">
            <text:p>267,6257</text:p>
          </table:table-cell>
          <table:table-cell office:value-type="float" office:value="121.9605" calcext:value-type="float">
            <text:p>121,9605</text:p>
          </table:table-cell>
          <table:table-cell office:value-type="float" office:value="259056" calcext:value-type="float">
            <text:p>259056</text:p>
          </table:table-cell>
          <table:table-cell office:value-type="float" office:value="254.5879" calcext:value-type="float">
            <text:p>254,5879</text:p>
          </table:table-cell>
          <table:table-cell office:value-type="float" office:value="287.0035" calcext:value-type="float">
            <text:p>287,0035</text:p>
          </table:table-cell>
        </table:table-row>
        <table:table-row table:style-name="ro1">
          <table:table-cell office:value-type="string" calcext:value-type="string">
            <text:p>Camilo</text:p>
          </table:table-cell>
          <table:table-cell office:value-type="float" office:value="65.37584" calcext:value-type="float">
            <text:p>65,37584</text:p>
          </table:table-cell>
          <table:table-cell office:value-type="float" office:value="126.2537" calcext:value-type="float">
            <text:p>126,2537</text:p>
          </table:table-cell>
          <table:table-cell office:value-type="float" office:value="105.9481" calcext:value-type="float">
            <text:p>105,9481</text:p>
          </table:table-cell>
          <table:table-cell office:value-type="float" office:value="136.4047" calcext:value-type="float">
            <text:p>136,4047</text:p>
          </table:table-cell>
          <table:table-cell office:value-type="float" office:value="29.01724" calcext:value-type="float">
            <text:p>29,01724</text:p>
          </table:table-cell>
          <table:table-cell table:number-columns-repeated="2"/>
          <table:table-cell office:value-type="float" office:value="80.06872" calcext:value-type="float">
            <text:p>80,06872</text:p>
          </table:table-cell>
          <table:table-cell office:value-type="float" office:value="154.6286" calcext:value-type="float">
            <text:p>154,6286</text:p>
          </table:table-cell>
          <table:table-cell office:value-type="float" office:value="129.7594" calcext:value-type="float">
            <text:p>129,7594</text:p>
          </table:table-cell>
          <table:table-cell office:value-type="float" office:value="167061" calcext:value-type="float">
            <text:p>167061</text:p>
          </table:table-cell>
          <table:table-cell office:value-type="float" office:value="35.53871" calcext:value-type="float">
            <text:p>35,53871</text:p>
          </table:table-cell>
        </table:table-row>
        <table:table-row table:style-name="ro1">
          <table:table-cell office:value-type="string" calcext:value-type="string">
            <text:p>Kenneth</text:p>
          </table:table-cell>
          <table:table-cell office:value-type="float" office:value="439.6021" calcext:value-type="float">
            <text:p>439,6021</text:p>
          </table:table-cell>
          <table:table-cell office:value-type="float" office:value="146.84" calcext:value-type="float">
            <text:p>146,84</text:p>
          </table:table-cell>
          <table:table-cell office:value-type="float" office:value="89.44272" calcext:value-type="float">
            <text:p>89,44272</text:p>
          </table:table-cell>
          <table:table-cell office:value-type="float" office:value="118.5116" calcext:value-type="float">
            <text:p>118,5116</text:p>
          </table:table-cell>
          <table:table-cell office:value-type="float" office:value="347.8538" calcext:value-type="float">
            <text:p>347,8538</text:p>
          </table:table-cell>
          <table:table-cell table:number-columns-repeated="2"/>
          <table:table-cell office:value-type="float" office:value="538.4004" calcext:value-type="float">
            <text:p>538,4004</text:p>
          </table:table-cell>
          <table:table-cell office:value-type="float" office:value="179.8416" calcext:value-type="float">
            <text:p>179,8416</text:p>
          </table:table-cell>
          <table:table-cell office:value-type="float" office:value="109.5445" calcext:value-type="float">
            <text:p>109,5445</text:p>
          </table:table-cell>
          <table:table-cell office:value-type="float" office:value="145.1465" calcext:value-type="float">
            <text:p>145,1465</text:p>
          </table:table-cell>
          <table:table-cell office:value-type="float" office:value="426.0321" calcext:value-type="float">
            <text:p>426,0321</text:p>
          </table:table-cell>
        </table:table-row>
        <table:table-row table:style-name="ro1">
          <table:table-cell office:value-type="string" calcext:value-type="string">
            <text:p>Laura 1</text:p>
          </table:table-cell>
          <table:table-cell office:value-type="float" office:value="440.0409" calcext:value-type="float">
            <text:p>440,0409</text:p>
          </table:table-cell>
          <table:table-cell office:value-type="float" office:value="142.5061" calcext:value-type="float">
            <text:p>142,5061</text:p>
          </table:table-cell>
          <table:table-cell office:value-type="float" office:value="81.7435" calcext:value-type="float">
            <text:p>81,7435</text:p>
          </table:table-cell>
          <table:table-cell office:value-type="float" office:value="125.5428" calcext:value-type="float">
            <text:p>125,5428</text:p>
          </table:table-cell>
          <table:table-cell office:value-type="float" office:value="343.8913" calcext:value-type="float">
            <text:p>343,8913</text:p>
          </table:table-cell>
          <table:table-cell table:number-columns-repeated="2"/>
          <table:table-cell office:value-type="float" office:value="538.9378" calcext:value-type="float">
            <text:p>538,9378</text:p>
          </table:table-cell>
          <table:table-cell office:value-type="float" office:value="174.5337" calcext:value-type="float">
            <text:p>174,5337</text:p>
          </table:table-cell>
          <table:table-cell office:value-type="float" office:value="100.1149" calcext:value-type="float">
            <text:p>100,1149</text:p>
          </table:table-cell>
          <table:table-cell office:value-type="float" office:value="153.7579" calcext:value-type="float">
            <text:p>153,7579</text:p>
          </table:table-cell>
          <table:table-cell office:value-type="float" office:value="421.1791" calcext:value-type="float">
            <text:p>421,1791</text:p>
          </table:table-cell>
        </table:table-row>
        <table:table-row table:style-name="ro1">
          <table:table-cell office:value-type="string" calcext:value-type="string">
            <text:p>Laura 2</text:p>
          </table:table-cell>
          <table:table-cell office:value-type="float" office:value="298.5431" calcext:value-type="float">
            <text:p>298,5431</text:p>
          </table:table-cell>
          <table:table-cell office:value-type="float" office:value="359.4023" calcext:value-type="float">
            <text:p>359,4023</text:p>
          </table:table-cell>
          <table:table-cell office:value-type="float" office:value="322.7956" calcext:value-type="float">
            <text:p>322,7956</text:p>
          </table:table-cell>
          <table:table-cell office:value-type="float" office:value="111.1362" calcext:value-type="float">
            <text:p>111,1362</text:p>
          </table:table-cell>
          <table:table-cell office:value-type="float" office:value="61.0082" calcext:value-type="float">
            <text:p>61,0082</text:p>
          </table:table-cell>
          <table:table-cell table:number-columns-repeated="2"/>
          <table:table-cell office:value-type="float" office:value="365.6392" calcext:value-type="float">
            <text:p>365,6392</text:p>
          </table:table-cell>
          <table:table-cell office:value-type="float" office:value="440.1761" calcext:value-type="float">
            <text:p>440,1761</text:p>
          </table:table-cell>
          <table:table-cell office:value-type="float" office:value="395.3423" calcext:value-type="float">
            <text:p>395,3423</text:p>
          </table:table-cell>
          <table:table-cell office:value-type="float" office:value="136.1135" calcext:value-type="float">
            <text:p>136,1135</text:p>
          </table:table-cell>
          <table:table-cell office:value-type="float" office:value="74.71948" calcext:value-type="float">
            <text:p>74,71948</text:p>
          </table:table-cell>
        </table:table-row>
        <table:table-row table:style-name="ro1">
          <table:table-cell office:value-type="string" calcext:value-type="string">
            <text:p>Juan Felipe</text:p>
          </table:table-cell>
          <table:table-cell office:value-type="float" office:value="56.85948" calcext:value-type="float">
            <text:p>56,85948</text:p>
          </table:table-cell>
          <table:table-cell office:value-type="float" office:value="201.6364" calcext:value-type="float">
            <text:p>201,6364</text:p>
          </table:table-cell>
          <table:table-cell office:value-type="float" office:value="63.60031" calcext:value-type="float">
            <text:p>63,60031</text:p>
          </table:table-cell>
          <table:table-cell office:value-type="float" office:value="262.1493" calcext:value-type="float">
            <text:p>262,1493</text:p>
          </table:table-cell>
          <table:table-cell office:value-type="float" office:value="237.5379" calcext:value-type="float">
            <text:p>237,5379</text:p>
          </table:table-cell>
          <table:table-cell table:number-columns-repeated="2"/>
          <table:table-cell office:value-type="float" office:value="69.63835" calcext:value-type="float">
            <text:p>69,63835</text:p>
          </table:table-cell>
          <table:table-cell office:value-type="float" office:value="246.9532" calcext:value-type="float">
            <text:p>246,9532</text:p>
          </table:table-cell>
          <table:table-cell office:value-type="float" office:value="77.89416" calcext:value-type="float">
            <text:p>77,89416</text:p>
          </table:table-cell>
          <table:table-cell office:value-type="float" office:value="321066" calcext:value-type="float">
            <text:p>321066</text:p>
          </table:table-cell>
          <table:table-cell office:value-type="float" office:value="290.9233" calcext:value-type="float">
            <text:p>290,9233</text:p>
          </table:table-cell>
        </table:table-row>
        <table:table-row table:style-name="ro1">
          <table:table-cell office:value-type="string" calcext:value-type="string">
            <text:p>Valentina 1</text:p>
          </table:table-cell>
          <table:table-cell table:number-columns-repeated="12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Sebastian</text:p>
          </table:table-cell>
          <table:table-cell office:value-type="string" calcext:value-type="string">
            <text:p>Esteban</text:p>
          </table:table-cell>
          <table:table-cell office:value-type="string" calcext:value-type="string">
            <text:p>John Erick</text:p>
          </table:table-cell>
          <table:table-cell office:value-type="string" calcext:value-type="string">
            <text:p>July Andrea</text:p>
          </table:table-cell>
          <table:table-cell office:value-type="string" calcext:value-type="string">
            <text:p>Camilo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Laura 1</text:p>
          </table:table-cell>
          <table:table-cell office:value-type="string" calcext:value-type="string">
            <text:p>Laura 2</text:p>
          </table:table-cell>
          <table:table-cell office:value-type="string" calcext:value-type="string">
            <text:p>Juan Felipe</text:p>
          </table:table-cell>
          <table:table-cell office:value-type="string" calcext:value-type="string">
            <text:p>Valentina 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bastián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steban</text:p>
          </table:table-cell>
          <table:table-cell office:value-type="float" office:value="235.1872" calcext:value-type="float">
            <text:p>235,187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John Erick</text:p>
          </table:table-cell>
          <table:table-cell office:value-type="float" office:value="111.234" calcext:value-type="float">
            <text:p>111,234</text:p>
          </table:table-cell>
          <table:table-cell office:value-type="float" office:value="149.5861" calcext:value-type="float">
            <text:p>149,586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July Andrea</text:p>
          </table:table-cell>
          <table:table-cell office:value-type="float" office:value="103.1746" calcext:value-type="float">
            <text:p>103,1746</text:p>
          </table:table-cell>
          <table:table-cell office:value-type="float" office:value="337.0045" calcext:value-type="float">
            <text:p>337,0045</text:p>
          </table:table-cell>
          <table:table-cell office:value-type="float" office:value="211.5183" calcext:value-type="float">
            <text:p>211,51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amilo</text:p>
          </table:table-cell>
          <table:table-cell office:value-type="float" office:value="106.5129" calcext:value-type="float">
            <text:p>106,5129</text:p>
          </table:table-cell>
          <table:table-cell office:value-type="float" office:value="341.4586" calcext:value-type="float">
            <text:p>341,4586</text:p>
          </table:table-cell>
          <table:table-cell office:value-type="float" office:value="207.8702" calcext:value-type="float">
            <text:p>207,8702</text:p>
          </table:table-cell>
          <table:table-cell office:value-type="float" office:value="29.01724" calcext:value-type="float">
            <text:p>29,017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Kenneth</text:p>
          </table:table-cell>
          <table:table-cell office:value-type="float" office:value="336.4298" calcext:value-type="float">
            <text:p>336,4298</text:p>
          </table:table-cell>
          <table:table-cell office:value-type="float" office:value="114.0614" calcext:value-type="float">
            <text:p>114,0614</text:p>
          </table:table-cell>
          <table:table-cell office:value-type="float" office:value="234.3374" calcext:value-type="float">
            <text:p>234,3374</text:p>
          </table:table-cell>
          <table:table-cell office:value-type="float" office:value="439.6021" calcext:value-type="float">
            <text:p>439,6021</text:p>
          </table:table-cell>
          <table:table-cell office:value-type="float" office:value="440.0409" calcext:value-type="float">
            <text:p>440,04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aura 1</text:p>
          </table:table-cell>
          <table:table-cell office:value-type="float" office:value="51.66237" calcext:value-type="float">
            <text:p>51,66237</text:p>
          </table:table-cell>
          <table:table-cell office:value-type="float" office:value="206.1892" calcext:value-type="float">
            <text:p>206,1892</text:p>
          </table:table-cell>
          <table:table-cell office:value-type="float" office:value="65.37584" calcext:value-type="float">
            <text:p>65,37584</text:p>
          </table:table-cell>
          <table:table-cell office:value-type="float" office:value="146.84" calcext:value-type="float">
            <text:p>146,84</text:p>
          </table:table-cell>
          <table:table-cell office:value-type="float" office:value="142.5061" calcext:value-type="float">
            <text:p>142,5061</text:p>
          </table:table-cell>
          <table:table-cell office:value-type="float" office:value="298.5431" calcext:value-type="float">
            <text:p>298,543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aura 2</text:p>
          </table:table-cell>
          <table:table-cell office:value-type="float" office:value="41.04875" calcext:value-type="float">
            <text:p>41,04875</text:p>
          </table:table-cell>
          <table:table-cell office:value-type="float" office:value="264371" calcext:value-type="float">
            <text:p>264371</text:p>
          </table:table-cell>
          <table:table-cell office:value-type="float" office:value="126.2537" calcext:value-type="float">
            <text:p>126,2537</text:p>
          </table:table-cell>
          <table:table-cell office:value-type="float" office:value="89.44272" calcext:value-type="float">
            <text:p>89,44272</text:p>
          </table:table-cell>
          <table:table-cell office:value-type="float" office:value="81.7435" calcext:value-type="float">
            <text:p>81,7435</text:p>
          </table:table-cell>
          <table:table-cell office:value-type="float" office:value="359.4023" calcext:value-type="float">
            <text:p>359,4023</text:p>
          </table:table-cell>
          <table:table-cell office:value-type="float" office:value="61.0082" calcext:value-type="float">
            <text:p>61,008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uan Felipe</text:p>
          </table:table-cell>
          <table:table-cell office:value-type="float" office:value="22.67157" calcext:value-type="float">
            <text:p>22,67157</text:p>
          </table:table-cell>
          <table:table-cell office:value-type="float" office:value="218.5154" calcext:value-type="float">
            <text:p>218,5154</text:p>
          </table:table-cell>
          <table:table-cell office:value-type="float" office:value="105.9481" calcext:value-type="float">
            <text:p>105,9481</text:p>
          </table:table-cell>
          <table:table-cell office:value-type="float" office:value="118.5116" calcext:value-type="float">
            <text:p>118,5116</text:p>
          </table:table-cell>
          <table:table-cell office:value-type="float" office:value="125.5428" calcext:value-type="float">
            <text:p>125,5428</text:p>
          </table:table-cell>
          <table:table-cell office:value-type="float" office:value="322.7956" calcext:value-type="float">
            <text:p>322,7956</text:p>
          </table:table-cell>
          <table:table-cell office:value-type="float" office:value="56.85948" calcext:value-type="float">
            <text:p>56,85948</text:p>
          </table:table-cell>
          <table:table-cell office:value-type="float" office:value="63.60031" calcext:value-type="float">
            <text:p>63,600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alentina 1</text:p>
          </table:table-cell>
          <table:table-cell office:value-type="float" office:value="246.4249" calcext:value-type="float">
            <text:p>246,4249</text:p>
          </table:table-cell>
          <table:table-cell office:value-type="float" office:value="99.58037" calcext:value-type="float">
            <text:p>99,58037</text:p>
          </table:table-cell>
          <table:table-cell office:value-type="float" office:value="136.4047" calcext:value-type="float">
            <text:p>136,4047</text:p>
          </table:table-cell>
          <table:table-cell office:value-type="float" office:value="347.8538" calcext:value-type="float">
            <text:p>347,8538</text:p>
          </table:table-cell>
          <table:table-cell office:value-type="float" office:value="343.8913" calcext:value-type="float">
            <text:p>343,8913</text:p>
          </table:table-cell>
          <table:table-cell office:value-type="float" office:value="111.1362" calcext:value-type="float">
            <text:p>111,1362</text:p>
          </table:table-cell>
          <table:table-cell office:value-type="float" office:value="201.6364" calcext:value-type="float">
            <text:p>201,6364</text:p>
          </table:table-cell>
          <table:table-cell office:value-type="float" office:value="262.1493" calcext:value-type="float">
            <text:p>262,1493</text:p>
          </table:table-cell>
          <table:table-cell office:value-type="float" office:value="237.5379" calcext:value-type="float">
            <text:p>237,537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5T20:20:17.078244095</meta:creation-date>
    <dc:date>2022-09-05T20:53:45.070025230</dc:date>
    <meta:editing-duration>PT5M19S</meta:editing-duration>
    <meta:editing-cycles>1</meta:editing-cycles>
    <meta:document-statistic meta:table-count="1" meta:cell-count="211" meta:object-count="0"/>
    <meta:generator>LibreOffice/6.4.7.2$Linux_X86_64 LibreOffice_project/40$Build-2</meta:generator>
  </office:meta>
</office:document-meta>
</file>